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9000000CD8B34122DF68D9BA3.png" manifest:media-type="image/png"/>
  <manifest:file-entry manifest:full-path="Pictures/1000000100000330000004207131BF465D02AFEC.png" manifest:media-type="image/png"/>
  <manifest:file-entry manifest:full-path="Pictures/1000000100000288000000C1D3D1D227B63AD6A5.png" manifest:media-type="image/png"/>
  <manifest:file-entry manifest:full-path="Pictures/100229EC0000545600006D24AE1DBBB753D60E70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87ae"/>
    </style:style>
    <style:style style:name="P2" style:family="paragraph" style:parent-style-name="Standard">
      <style:text-properties officeooo:rsid="000f87ae" officeooo:paragraph-rsid="000f8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-0.573cm" svg:width="17.59cm" svg:height="22.761cm" draw:z-index="0"><draw:image xlink:href="Pictures/100229EC0000545600006D24AE1DBBB753D60E70.pdf" xlink:type="simple" xlink:show="embed" xlink:actuate="onLoad" draw:mime-type="application/pdf"/><draw:image xlink:href="Pictures/1000000100000330000004207131BF465D02AFEC.png" xlink:type="simple" xlink:show="embed" xlink:actuate="onLoad" draw:mime-type="image/png"/></draw:frame></text:p>
      <text:p text:style-name="P2"/>
      <text:p text:style-name="P2"><draw:frame draw:style-name="fr1" draw:name="Image3" text:anchor-type="char" svg:x="0.527cm" svg:y="12.201cm" svg:width="17.417cm" svg:height="5.502cm" draw:z-index="2"><draw:image xlink:href="Pictures/1000000100000289000000CD8B34122DF68D9BA3.png" xlink:type="simple" xlink:show="embed" xlink:actuate="onLoad" draw:mime-type="image/png"/></draw:frame><draw:frame draw:style-name="fr1" draw:name="Image2" text:anchor-type="char" svg:x="0.575cm" svg:y="2.295cm" svg:width="17.15cm" svg:height="5.11cm" draw:z-index="1"><draw:image xlink:href="Pictures/1000000100000288000000C1D3D1D227B63AD6A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25:39.517614247</meta:creation-date>
    <dc:date>2025-01-20T14:38:01.704606196</dc:date>
    <meta:editing-duration>PT4M32S</meta:editing-duration>
    <meta:editing-cycles>7</meta:editing-cycles>
    <meta:generator>LibreOffice/7.4.7.2$Linux_X86_64 LibreOffice_project/4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